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hesterSans" svg:font-family="Chester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92561"/>
    </style:style>
    <style:style style:name="gr2" style:family="graphic" style:parent-style-name="standard">
      <style:graphic-properties draw:stroke="none" draw:fill="solid" draw:fill-color="#fece07"/>
    </style:style>
    <style:style style:name="gr3" style:family="graphic" style:parent-style-name="standard">
      <style:graphic-properties draw:stroke="none" draw:fill="solid" draw:fill-color="#ae3439"/>
    </style:style>
    <style:style style:name="gr4" style:family="graphic" style:parent-style-name="standard">
      <style:graphic-properties draw:stroke="none" draw:fill="solid" draw:fill-color="#af3439"/>
    </style:style>
    <style:style style:name="gr5" style:family="graphic" style:parent-style-name="standard">
      <style:graphic-properties draw:stroke="none" draw:fill="solid" draw:fill-color="#b03539"/>
    </style:style>
    <style:style style:name="gr6" style:family="graphic" style:parent-style-name="standard">
      <style:graphic-properties draw:stroke="none" draw:fill="solid" draw:fill-color="#b1363a"/>
    </style:style>
    <style:style style:name="gr7" style:family="graphic" style:parent-style-name="standard">
      <style:graphic-properties draw:stroke="none" draw:fill="solid" draw:fill-color="#b2363a"/>
    </style:style>
    <style:style style:name="gr8" style:family="graphic" style:parent-style-name="standard">
      <style:graphic-properties draw:stroke="none" draw:fill="solid" draw:fill-color="#b2373a"/>
    </style:style>
    <style:style style:name="gr9" style:family="graphic" style:parent-style-name="standard">
      <style:graphic-properties draw:stroke="none" draw:fill="solid" draw:fill-color="#b3373a"/>
    </style:style>
    <style:style style:name="gr10" style:family="graphic" style:parent-style-name="standard">
      <style:graphic-properties draw:stroke="none" draw:fill="solid" draw:fill-color="#b4373a"/>
    </style:style>
    <style:style style:name="gr11" style:family="graphic" style:parent-style-name="standard">
      <style:graphic-properties draw:stroke="none" draw:fill="solid" draw:fill-color="#b5383a"/>
    </style:style>
    <style:style style:name="gr12" style:family="graphic" style:parent-style-name="standard">
      <style:graphic-properties draw:stroke="none" draw:fill="solid" draw:fill-color="#b6383a"/>
    </style:style>
    <style:style style:name="gr13" style:family="graphic" style:parent-style-name="standard">
      <style:graphic-properties draw:stroke="none" draw:fill="solid" draw:fill-color="#b6393b"/>
    </style:style>
    <style:style style:name="gr14" style:family="graphic" style:parent-style-name="standard">
      <style:graphic-properties draw:stroke="none" draw:fill="solid" draw:fill-color="#b7393b"/>
    </style:style>
    <style:style style:name="gr15" style:family="graphic" style:parent-style-name="standard">
      <style:graphic-properties draw:stroke="none" draw:fill="solid" draw:fill-color="#b83a3b"/>
    </style:style>
    <style:style style:name="gr16" style:family="graphic" style:parent-style-name="standard">
      <style:graphic-properties draw:stroke="none" draw:fill="solid" draw:fill-color="#b93b3b"/>
    </style:style>
    <style:style style:name="gr17" style:family="graphic" style:parent-style-name="standard">
      <style:graphic-properties draw:stroke="none" draw:fill="solid" draw:fill-color="#ba3b3b"/>
    </style:style>
    <style:style style:name="gr18" style:family="graphic" style:parent-style-name="standard">
      <style:graphic-properties draw:stroke="none" draw:fill="solid" draw:fill-color="#bb3b3b"/>
    </style:style>
    <style:style style:name="gr19" style:family="graphic" style:parent-style-name="standard">
      <style:graphic-properties draw:stroke="none" draw:fill="solid" draw:fill-color="#bc3c3c"/>
    </style:style>
    <style:style style:name="gr20" style:family="graphic" style:parent-style-name="standard">
      <style:graphic-properties draw:stroke="none" draw:fill="solid" draw:fill-color="#bd3c3c"/>
    </style:style>
    <style:style style:name="gr21" style:family="graphic" style:parent-style-name="standard">
      <style:graphic-properties draw:stroke="none" draw:fill="solid" draw:fill-color="#bd3d3c"/>
    </style:style>
    <style:style style:name="gr22" style:family="graphic" style:parent-style-name="standard">
      <style:graphic-properties draw:stroke="none" draw:fill="solid" draw:fill-color="#be3d3c"/>
    </style:style>
    <style:style style:name="gr23" style:family="graphic" style:parent-style-name="standard">
      <style:graphic-properties draw:stroke="none" draw:fill="solid" draw:fill-color="#be3e3c"/>
    </style:style>
    <style:style style:name="gr24" style:family="graphic" style:parent-style-name="standard">
      <style:graphic-properties draw:stroke="none" draw:fill="solid" draw:fill-color="#bf3e3c"/>
    </style:style>
    <style:style style:name="gr25" style:family="graphic" style:parent-style-name="standard">
      <style:graphic-properties draw:stroke="none" draw:fill="solid" draw:fill-color="#bf3f3c"/>
    </style:style>
    <style:style style:name="gr26" style:family="graphic" style:parent-style-name="standard">
      <style:graphic-properties draw:stroke="none" draw:fill="solid" draw:fill-color="#c0403d"/>
    </style:style>
    <style:style style:name="gr27" style:family="graphic" style:parent-style-name="standard">
      <style:graphic-properties draw:stroke="none" draw:fill="solid" draw:fill-color="#c1403d"/>
    </style:style>
    <style:style style:name="gr28" style:family="graphic" style:parent-style-name="standard">
      <style:graphic-properties draw:stroke="none" draw:fill="solid" draw:fill-color="#c2403d"/>
    </style:style>
    <style:style style:name="gr29" style:family="graphic" style:parent-style-name="standard">
      <style:graphic-properties draw:stroke="none" draw:fill="solid" draw:fill-color="#c2413d"/>
    </style:style>
    <style:style style:name="gr30" style:family="graphic" style:parent-style-name="standard">
      <style:graphic-properties draw:stroke="none" draw:fill="solid" draw:fill-color="#c3413d"/>
    </style:style>
    <style:style style:name="gr31" style:family="graphic" style:parent-style-name="standard">
      <style:graphic-properties draw:stroke="none" draw:fill="solid" draw:fill-color="#c4413d"/>
    </style:style>
    <style:style style:name="gr32" style:family="graphic" style:parent-style-name="standard">
      <style:graphic-properties draw:stroke="none" draw:fill="solid" draw:fill-color="#c4423d"/>
    </style:style>
    <style:style style:name="gr33" style:family="graphic" style:parent-style-name="standard">
      <style:graphic-properties draw:stroke="none" draw:fill="solid" draw:fill-color="#c5423d"/>
    </style:style>
    <style:style style:name="gr34" style:family="graphic" style:parent-style-name="standard">
      <style:graphic-properties draw:stroke="none" draw:fill="solid" draw:fill-color="#c6423d"/>
    </style:style>
    <style:style style:name="gr35" style:family="graphic" style:parent-style-name="standard">
      <style:graphic-properties draw:stroke="none" draw:fill="solid" draw:fill-color="#c6433e"/>
    </style:style>
    <style:style style:name="gr36" style:family="graphic" style:parent-style-name="standard">
      <style:graphic-properties draw:stroke="none" draw:fill="solid" draw:fill-color="#c7433e"/>
    </style:style>
    <style:style style:name="gr37" style:family="graphic" style:parent-style-name="standard">
      <style:graphic-properties draw:stroke="none" draw:fill="solid" draw:fill-color="#c8433e"/>
    </style:style>
    <style:style style:name="gr38" style:family="graphic" style:parent-style-name="standard">
      <style:graphic-properties draw:stroke="none" draw:fill="solid" draw:fill-color="#c9443e"/>
    </style:style>
    <style:style style:name="gr39" style:family="graphic" style:parent-style-name="standard">
      <style:graphic-properties draw:stroke="none" draw:fill="solid" draw:fill-color="#ca443e"/>
    </style:style>
    <style:style style:name="gr40" style:family="graphic" style:parent-style-name="standard">
      <style:graphic-properties draw:stroke="none" draw:fill="solid" draw:fill-color="#ca453e"/>
    </style:style>
    <style:style style:name="gr41" style:family="graphic" style:parent-style-name="standard">
      <style:graphic-properties draw:stroke="none" draw:fill="solid" draw:fill-color="#cb453e"/>
    </style:style>
    <style:style style:name="gr42" style:family="graphic" style:parent-style-name="standard">
      <style:graphic-properties draw:stroke="none" draw:fill="solid" draw:fill-color="#cb463e"/>
    </style:style>
    <style:style style:name="gr43" style:family="graphic" style:parent-style-name="standard">
      <style:graphic-properties draw:stroke="none" draw:fill="solid" draw:fill-color="#cc463f"/>
    </style:style>
    <style:style style:name="gr44" style:family="graphic" style:parent-style-name="standard">
      <style:graphic-properties draw:stroke="none" draw:fill="solid" draw:fill-color="#cc473f"/>
    </style:style>
    <style:style style:name="gr45" style:family="graphic" style:parent-style-name="standard">
      <style:graphic-properties draw:stroke="none" draw:fill="solid" draw:fill-color="#cd483f"/>
    </style:style>
    <style:style style:name="gr46" style:family="graphic" style:parent-style-name="standard">
      <style:graphic-properties draw:stroke="none" draw:fill="solid" draw:fill-color="#ce483f"/>
    </style:style>
    <style:style style:name="gr47" style:family="graphic" style:parent-style-name="standard">
      <style:graphic-properties draw:stroke="none" draw:fill="solid" draw:fill-color="#cf483f"/>
    </style:style>
    <style:style style:name="gr48" style:family="graphic" style:parent-style-name="standard">
      <style:graphic-properties draw:stroke="none" draw:fill="solid" draw:fill-color="#cf493f"/>
    </style:style>
    <style:style style:name="gr49" style:family="graphic" style:parent-style-name="standard">
      <style:graphic-properties draw:stroke="none" draw:fill="solid" draw:fill-color="#d0493f"/>
    </style:style>
    <style:style style:name="gr50" style:family="graphic" style:parent-style-name="standard">
      <style:graphic-properties draw:stroke="none" draw:fill="solid" draw:fill-color="#d1493f"/>
    </style:style>
    <style:style style:name="gr51" style:family="graphic" style:parent-style-name="standard">
      <style:graphic-properties draw:stroke="none" draw:fill="solid" draw:fill-color="#d14a3f"/>
    </style:style>
    <style:style style:name="gr52" style:family="graphic" style:parent-style-name="standard">
      <style:graphic-properties draw:stroke="none" draw:fill="solid" draw:fill-color="#d24a3f"/>
    </style:style>
    <style:style style:name="gr53" style:family="graphic" style:parent-style-name="standard">
      <style:graphic-properties draw:stroke="none" draw:fill="solid" draw:fill-color="#d34a3f"/>
    </style:style>
    <style:style style:name="gr54" style:family="graphic" style:parent-style-name="standard">
      <style:graphic-properties draw:stroke="none" draw:fill="solid" draw:fill-color="#d34b40"/>
    </style:style>
    <style:style style:name="gr55" style:family="graphic" style:parent-style-name="standard">
      <style:graphic-properties draw:stroke="none" draw:fill="solid" draw:fill-color="#d44b40"/>
    </style:style>
    <style:style style:name="gr56" style:family="graphic" style:parent-style-name="standard">
      <style:graphic-properties draw:stroke="none" draw:fill="solid" draw:fill-color="#d54b40"/>
    </style:style>
    <style:style style:name="gr57" style:family="graphic" style:parent-style-name="standard">
      <style:graphic-properties draw:stroke="none" draw:fill="solid" draw:fill-color="#d64c40"/>
    </style:style>
    <style:style style:name="gr58" style:family="graphic" style:parent-style-name="standard">
      <style:graphic-properties draw:stroke="none" draw:fill="solid" draw:fill-color="#d74d40"/>
    </style:style>
    <style:style style:name="gr59" style:family="graphic" style:parent-style-name="standard">
      <style:graphic-properties draw:stroke="none" draw:fill="solid" draw:fill-color="#d84e40"/>
    </style:style>
    <style:style style:name="gr60" style:family="graphic" style:parent-style-name="standard">
      <style:graphic-properties draw:stroke="none" draw:fill="solid" draw:fill-color="#d94e40"/>
    </style:style>
    <style:style style:name="gr61" style:family="graphic" style:parent-style-name="standard">
      <style:graphic-properties draw:stroke="none" draw:fill="solid" draw:fill-color="#d94f40"/>
    </style:style>
    <style:style style:name="gr62" style:family="graphic" style:parent-style-name="standard">
      <style:graphic-properties draw:stroke="none" draw:fill="solid" draw:fill-color="#da4f40"/>
    </style:style>
    <style:style style:name="gr63" style:family="graphic" style:parent-style-name="standard">
      <style:graphic-properties draw:stroke="none" draw:fill="solid" draw:fill-color="#db5041"/>
    </style:style>
    <style:style style:name="gr64" style:family="graphic" style:parent-style-name="standard">
      <style:graphic-properties draw:stroke="none" draw:fill="solid" draw:fill-color="#dc5041"/>
    </style:style>
    <style:style style:name="gr65" style:family="graphic" style:parent-style-name="standard">
      <style:graphic-properties draw:stroke="none" draw:fill="solid" draw:fill-color="#dd5041"/>
    </style:style>
    <style:style style:name="gr66" style:family="graphic" style:parent-style-name="standard">
      <style:graphic-properties draw:stroke="none" draw:fill="solid" draw:fill-color="#dd5141"/>
    </style:style>
    <style:style style:name="gr67" style:family="graphic" style:parent-style-name="standard">
      <style:graphic-properties draw:stroke="none" draw:fill="solid" draw:fill-color="#de5141"/>
    </style:style>
    <style:style style:name="gr68" style:family="graphic" style:parent-style-name="standard">
      <style:graphic-properties draw:stroke="none" draw:fill="solid" draw:fill-color="#df5141"/>
    </style:style>
    <style:style style:name="gr69" style:family="graphic" style:parent-style-name="standard">
      <style:graphic-properties draw:stroke="none" draw:fill="solid" draw:fill-color="#df5241"/>
    </style:style>
    <style:style style:name="gr70" style:family="graphic" style:parent-style-name="standard">
      <style:graphic-properties draw:stroke="none" draw:fill="solid" draw:fill-color="#e05241"/>
    </style:style>
    <style:style style:name="gr71" style:family="graphic" style:parent-style-name="standard">
      <style:graphic-properties draw:stroke="none" draw:fill="solid" draw:fill-color="#e15341"/>
    </style:style>
    <style:style style:name="gr72" style:family="graphic" style:parent-style-name="standard">
      <style:graphic-properties draw:stroke="none" draw:fill="solid" draw:fill-color="#e15342"/>
    </style:style>
    <style:style style:name="gr73" style:family="graphic" style:parent-style-name="standard">
      <style:graphic-properties draw:stroke="none" draw:fill="solid" draw:fill-color="#e25442"/>
    </style:style>
    <style:style style:name="gr74" style:family="graphic" style:parent-style-name="standard">
      <style:graphic-properties draw:stroke="none" draw:fill="solid" draw:fill-color="#e35442"/>
    </style:style>
    <style:style style:name="gr75" style:family="graphic" style:parent-style-name="standard">
      <style:graphic-properties draw:stroke="none" draw:fill="solid" draw:fill-color="#e45542"/>
    </style:style>
    <style:style style:name="gr76" style:family="graphic" style:parent-style-name="standard">
      <style:graphic-properties draw:stroke="none" draw:fill="solid" draw:fill-color="#e55542"/>
    </style:style>
    <style:style style:name="gr77" style:family="graphic" style:parent-style-name="standard">
      <style:graphic-properties draw:stroke="none" draw:fill="solid" draw:fill-color="#e65642"/>
    </style:style>
    <style:style style:name="gr78" style:family="graphic" style:parent-style-name="standard">
      <style:graphic-properties draw:stroke="none" draw:fill="solid" draw:fill-color="#e75642"/>
    </style:style>
    <style:style style:name="gr79" style:family="graphic" style:parent-style-name="standard">
      <style:graphic-properties draw:stroke="none" draw:fill="solid" draw:fill-color="#e85642"/>
    </style:style>
    <style:style style:name="gr80" style:family="graphic" style:parent-style-name="standard">
      <style:graphic-properties draw:stroke="none" draw:fill="solid" draw:fill-color="#e95742"/>
    </style:style>
    <style:style style:name="gr81" style:family="graphic" style:parent-style-name="standard">
      <style:graphic-properties draw:stroke="none" draw:fill="solid" draw:fill-color="#ea5742"/>
    </style:style>
    <style:style style:name="gr82" style:family="graphic" style:parent-style-name="standard">
      <style:graphic-properties draw:stroke="none" draw:fill="solid" draw:fill-color="#eb5742"/>
    </style:style>
    <style:style style:name="gr83" style:family="graphic" style:parent-style-name="standard">
      <style:graphic-properties draw:stroke="none" draw:fill="solid" draw:fill-color="#ec5843"/>
    </style:style>
    <style:style style:name="gr84" style:family="graphic" style:parent-style-name="standard">
      <style:graphic-properties draw:stroke="none" draw:fill="solid" draw:fill-color="#ed5943"/>
    </style:style>
    <style:style style:name="gr85" style:family="graphic" style:parent-style-name="standard">
      <style:graphic-properties draw:stroke="none" draw:fill="solid" draw:fill-color="#ee5943"/>
    </style:style>
    <style:style style:name="gr86" style:family="graphic" style:parent-style-name="standard">
      <style:graphic-properties draw:stroke="none" draw:fill="solid" draw:fill-color="#ee5a43"/>
    </style:style>
    <style:style style:name="gr87" style:family="graphic" style:parent-style-name="standard">
      <style:graphic-properties draw:stroke="none" draw:fill="solid" draw:fill-color="#ef5a43"/>
    </style:style>
    <style:style style:name="gr88" style:family="graphic" style:parent-style-name="standard">
      <style:graphic-properties draw:stroke="none" draw:fill="solid" draw:fill-color="#f05b43"/>
    </style:style>
    <style:style style:name="gr89" style:family="graphic" style:parent-style-name="standard">
      <style:graphic-properties draw:stroke="none" draw:fill="solid" draw:fill-color="#f15b43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1.103cm" fo:min-width="3.538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1.103cm" fo:min-width="1.292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2.292cm" fo:min-width="10.2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292561"/>
    </style:style>
    <style:style style:name="P2" style:family="paragraph">
      <loext:graphic-properties draw:fill="solid" draw:fill-color="#fece07"/>
    </style:style>
    <style:style style:name="P3" style:family="paragraph">
      <loext:graphic-properties draw:fill="solid" draw:fill-color="#ae3439"/>
    </style:style>
    <style:style style:name="P4" style:family="paragraph">
      <loext:graphic-properties draw:fill="solid" draw:fill-color="#af3439"/>
    </style:style>
    <style:style style:name="P5" style:family="paragraph">
      <loext:graphic-properties draw:fill="solid" draw:fill-color="#b03539"/>
    </style:style>
    <style:style style:name="P6" style:family="paragraph">
      <loext:graphic-properties draw:fill="solid" draw:fill-color="#b1363a"/>
    </style:style>
    <style:style style:name="P7" style:family="paragraph">
      <loext:graphic-properties draw:fill="solid" draw:fill-color="#b2363a"/>
    </style:style>
    <style:style style:name="P8" style:family="paragraph">
      <loext:graphic-properties draw:fill="solid" draw:fill-color="#b2373a"/>
    </style:style>
    <style:style style:name="P9" style:family="paragraph">
      <loext:graphic-properties draw:fill="solid" draw:fill-color="#b3373a"/>
    </style:style>
    <style:style style:name="P10" style:family="paragraph">
      <loext:graphic-properties draw:fill="solid" draw:fill-color="#b4373a"/>
    </style:style>
    <style:style style:name="P11" style:family="paragraph">
      <loext:graphic-properties draw:fill="solid" draw:fill-color="#b5383a"/>
    </style:style>
    <style:style style:name="P12" style:family="paragraph">
      <loext:graphic-properties draw:fill="solid" draw:fill-color="#b6383a"/>
    </style:style>
    <style:style style:name="P13" style:family="paragraph">
      <loext:graphic-properties draw:fill="solid" draw:fill-color="#b6393b"/>
    </style:style>
    <style:style style:name="P14" style:family="paragraph">
      <loext:graphic-properties draw:fill="solid" draw:fill-color="#b7393b"/>
    </style:style>
    <style:style style:name="P15" style:family="paragraph">
      <loext:graphic-properties draw:fill="solid" draw:fill-color="#b83a3b"/>
    </style:style>
    <style:style style:name="P16" style:family="paragraph">
      <loext:graphic-properties draw:fill="solid" draw:fill-color="#b93b3b"/>
    </style:style>
    <style:style style:name="P17" style:family="paragraph">
      <loext:graphic-properties draw:fill="solid" draw:fill-color="#ba3b3b"/>
    </style:style>
    <style:style style:name="P18" style:family="paragraph">
      <loext:graphic-properties draw:fill="solid" draw:fill-color="#bb3b3b"/>
    </style:style>
    <style:style style:name="P19" style:family="paragraph">
      <loext:graphic-properties draw:fill="solid" draw:fill-color="#bc3c3c"/>
    </style:style>
    <style:style style:name="P20" style:family="paragraph">
      <loext:graphic-properties draw:fill="solid" draw:fill-color="#bd3c3c"/>
    </style:style>
    <style:style style:name="P21" style:family="paragraph">
      <loext:graphic-properties draw:fill="solid" draw:fill-color="#bd3d3c"/>
    </style:style>
    <style:style style:name="P22" style:family="paragraph">
      <loext:graphic-properties draw:fill="solid" draw:fill-color="#be3d3c"/>
    </style:style>
    <style:style style:name="P23" style:family="paragraph">
      <loext:graphic-properties draw:fill="solid" draw:fill-color="#be3e3c"/>
    </style:style>
    <style:style style:name="P24" style:family="paragraph">
      <loext:graphic-properties draw:fill="solid" draw:fill-color="#bf3e3c"/>
    </style:style>
    <style:style style:name="P25" style:family="paragraph">
      <loext:graphic-properties draw:fill="solid" draw:fill-color="#bf3f3c"/>
    </style:style>
    <style:style style:name="P26" style:family="paragraph">
      <loext:graphic-properties draw:fill="solid" draw:fill-color="#c0403d"/>
    </style:style>
    <style:style style:name="P27" style:family="paragraph">
      <loext:graphic-properties draw:fill="solid" draw:fill-color="#c1403d"/>
    </style:style>
    <style:style style:name="P28" style:family="paragraph">
      <loext:graphic-properties draw:fill="solid" draw:fill-color="#c2403d"/>
    </style:style>
    <style:style style:name="P29" style:family="paragraph">
      <loext:graphic-properties draw:fill="solid" draw:fill-color="#c2413d"/>
    </style:style>
    <style:style style:name="P30" style:family="paragraph">
      <loext:graphic-properties draw:fill="solid" draw:fill-color="#c3413d"/>
    </style:style>
    <style:style style:name="P31" style:family="paragraph">
      <loext:graphic-properties draw:fill="solid" draw:fill-color="#c4413d"/>
    </style:style>
    <style:style style:name="P32" style:family="paragraph">
      <loext:graphic-properties draw:fill="solid" draw:fill-color="#c4423d"/>
    </style:style>
    <style:style style:name="P33" style:family="paragraph">
      <loext:graphic-properties draw:fill="solid" draw:fill-color="#c5423d"/>
    </style:style>
    <style:style style:name="P34" style:family="paragraph">
      <loext:graphic-properties draw:fill="solid" draw:fill-color="#c6423d"/>
    </style:style>
    <style:style style:name="P35" style:family="paragraph">
      <loext:graphic-properties draw:fill="solid" draw:fill-color="#c6433e"/>
    </style:style>
    <style:style style:name="P36" style:family="paragraph">
      <loext:graphic-properties draw:fill="solid" draw:fill-color="#c7433e"/>
    </style:style>
    <style:style style:name="P37" style:family="paragraph">
      <loext:graphic-properties draw:fill="solid" draw:fill-color="#c8433e"/>
    </style:style>
    <style:style style:name="P38" style:family="paragraph">
      <loext:graphic-properties draw:fill="solid" draw:fill-color="#c9443e"/>
    </style:style>
    <style:style style:name="P39" style:family="paragraph">
      <loext:graphic-properties draw:fill="solid" draw:fill-color="#ca443e"/>
    </style:style>
    <style:style style:name="P40" style:family="paragraph">
      <loext:graphic-properties draw:fill="solid" draw:fill-color="#ca453e"/>
    </style:style>
    <style:style style:name="P41" style:family="paragraph">
      <loext:graphic-properties draw:fill="solid" draw:fill-color="#cb453e"/>
    </style:style>
    <style:style style:name="P42" style:family="paragraph">
      <loext:graphic-properties draw:fill="solid" draw:fill-color="#cb463e"/>
    </style:style>
    <style:style style:name="P43" style:family="paragraph">
      <loext:graphic-properties draw:fill="solid" draw:fill-color="#cc463f"/>
    </style:style>
    <style:style style:name="P44" style:family="paragraph">
      <loext:graphic-properties draw:fill="solid" draw:fill-color="#cc473f"/>
    </style:style>
    <style:style style:name="P45" style:family="paragraph">
      <loext:graphic-properties draw:fill="solid" draw:fill-color="#cd483f"/>
    </style:style>
    <style:style style:name="P46" style:family="paragraph">
      <loext:graphic-properties draw:fill="solid" draw:fill-color="#ce483f"/>
    </style:style>
    <style:style style:name="P47" style:family="paragraph">
      <loext:graphic-properties draw:fill="solid" draw:fill-color="#cf483f"/>
    </style:style>
    <style:style style:name="P48" style:family="paragraph">
      <loext:graphic-properties draw:fill="solid" draw:fill-color="#cf493f"/>
    </style:style>
    <style:style style:name="P49" style:family="paragraph">
      <loext:graphic-properties draw:fill="solid" draw:fill-color="#d0493f"/>
    </style:style>
    <style:style style:name="P50" style:family="paragraph">
      <loext:graphic-properties draw:fill="solid" draw:fill-color="#d1493f"/>
    </style:style>
    <style:style style:name="P51" style:family="paragraph">
      <loext:graphic-properties draw:fill="solid" draw:fill-color="#d14a3f"/>
    </style:style>
    <style:style style:name="P52" style:family="paragraph">
      <loext:graphic-properties draw:fill="solid" draw:fill-color="#d24a3f"/>
    </style:style>
    <style:style style:name="P53" style:family="paragraph">
      <loext:graphic-properties draw:fill="solid" draw:fill-color="#d34a3f"/>
    </style:style>
    <style:style style:name="P54" style:family="paragraph">
      <loext:graphic-properties draw:fill="solid" draw:fill-color="#d34b40"/>
    </style:style>
    <style:style style:name="P55" style:family="paragraph">
      <loext:graphic-properties draw:fill="solid" draw:fill-color="#d44b40"/>
    </style:style>
    <style:style style:name="P56" style:family="paragraph">
      <loext:graphic-properties draw:fill="solid" draw:fill-color="#d54b40"/>
    </style:style>
    <style:style style:name="P57" style:family="paragraph">
      <loext:graphic-properties draw:fill="solid" draw:fill-color="#d64c40"/>
    </style:style>
    <style:style style:name="P58" style:family="paragraph">
      <loext:graphic-properties draw:fill="solid" draw:fill-color="#d74d40"/>
    </style:style>
    <style:style style:name="P59" style:family="paragraph">
      <loext:graphic-properties draw:fill="solid" draw:fill-color="#d84e40"/>
    </style:style>
    <style:style style:name="P60" style:family="paragraph">
      <loext:graphic-properties draw:fill="solid" draw:fill-color="#d94e40"/>
    </style:style>
    <style:style style:name="P61" style:family="paragraph">
      <loext:graphic-properties draw:fill="solid" draw:fill-color="#d94f40"/>
    </style:style>
    <style:style style:name="P62" style:family="paragraph">
      <loext:graphic-properties draw:fill="solid" draw:fill-color="#da4f40"/>
    </style:style>
    <style:style style:name="P63" style:family="paragraph">
      <loext:graphic-properties draw:fill="solid" draw:fill-color="#db5041"/>
    </style:style>
    <style:style style:name="P64" style:family="paragraph">
      <loext:graphic-properties draw:fill="solid" draw:fill-color="#dc5041"/>
    </style:style>
    <style:style style:name="P65" style:family="paragraph">
      <loext:graphic-properties draw:fill="solid" draw:fill-color="#dd5041"/>
    </style:style>
    <style:style style:name="P66" style:family="paragraph">
      <loext:graphic-properties draw:fill="solid" draw:fill-color="#dd5141"/>
    </style:style>
    <style:style style:name="P67" style:family="paragraph">
      <loext:graphic-properties draw:fill="solid" draw:fill-color="#de5141"/>
    </style:style>
    <style:style style:name="P68" style:family="paragraph">
      <loext:graphic-properties draw:fill="solid" draw:fill-color="#df5141"/>
    </style:style>
    <style:style style:name="P69" style:family="paragraph">
      <loext:graphic-properties draw:fill="solid" draw:fill-color="#df5241"/>
    </style:style>
    <style:style style:name="P70" style:family="paragraph">
      <loext:graphic-properties draw:fill="solid" draw:fill-color="#e05241"/>
    </style:style>
    <style:style style:name="P71" style:family="paragraph">
      <loext:graphic-properties draw:fill="solid" draw:fill-color="#e15341"/>
    </style:style>
    <style:style style:name="P72" style:family="paragraph">
      <loext:graphic-properties draw:fill="solid" draw:fill-color="#e15342"/>
    </style:style>
    <style:style style:name="P73" style:family="paragraph">
      <loext:graphic-properties draw:fill="solid" draw:fill-color="#e25442"/>
    </style:style>
    <style:style style:name="P74" style:family="paragraph">
      <loext:graphic-properties draw:fill="solid" draw:fill-color="#e35442"/>
    </style:style>
    <style:style style:name="P75" style:family="paragraph">
      <loext:graphic-properties draw:fill="solid" draw:fill-color="#e45542"/>
    </style:style>
    <style:style style:name="P76" style:family="paragraph">
      <loext:graphic-properties draw:fill="solid" draw:fill-color="#e55542"/>
    </style:style>
    <style:style style:name="P77" style:family="paragraph">
      <loext:graphic-properties draw:fill="solid" draw:fill-color="#e65642"/>
    </style:style>
    <style:style style:name="P78" style:family="paragraph">
      <loext:graphic-properties draw:fill="solid" draw:fill-color="#e75642"/>
    </style:style>
    <style:style style:name="P79" style:family="paragraph">
      <loext:graphic-properties draw:fill="solid" draw:fill-color="#e85642"/>
    </style:style>
    <style:style style:name="P80" style:family="paragraph">
      <loext:graphic-properties draw:fill="solid" draw:fill-color="#e95742"/>
    </style:style>
    <style:style style:name="P81" style:family="paragraph">
      <loext:graphic-properties draw:fill="solid" draw:fill-color="#ea5742"/>
    </style:style>
    <style:style style:name="P82" style:family="paragraph">
      <loext:graphic-properties draw:fill="solid" draw:fill-color="#eb5742"/>
    </style:style>
    <style:style style:name="P83" style:family="paragraph">
      <loext:graphic-properties draw:fill="solid" draw:fill-color="#ec5843"/>
    </style:style>
    <style:style style:name="P84" style:family="paragraph">
      <loext:graphic-properties draw:fill="solid" draw:fill-color="#ed5943"/>
    </style:style>
    <style:style style:name="P85" style:family="paragraph">
      <loext:graphic-properties draw:fill="solid" draw:fill-color="#ee5943"/>
    </style:style>
    <style:style style:name="P86" style:family="paragraph">
      <loext:graphic-properties draw:fill="solid" draw:fill-color="#ee5a43"/>
    </style:style>
    <style:style style:name="P87" style:family="paragraph">
      <loext:graphic-properties draw:fill="solid" draw:fill-color="#ef5a43"/>
    </style:style>
    <style:style style:name="P88" style:family="paragraph">
      <loext:graphic-properties draw:fill="solid" draw:fill-color="#f05b43"/>
    </style:style>
    <style:style style:name="P89" style:family="paragraph">
      <loext:graphic-properties draw:fill="solid" draw:fill-color="#f15b43"/>
    </style:style>
    <style:style style:name="P90" style:family="paragraph">
      <style:paragraph-properties fo:text-align="start" style:writing-mode="lr-tb"/>
    </style:style>
    <style:style style:name="P91" style:family="paragraph">
      <loext:graphic-properties draw:fill="none"/>
      <style:paragraph-properties fo:text-align="start"/>
      <style:text-properties fo:font-size="18.2999992370605pt" style:font-size-asian="18.2999992370605pt" style:font-size-complex="18.2999992370605pt"/>
    </style:style>
    <style:style style:name="P92" style:family="paragraph">
      <loext:graphic-properties draw:fill="none"/>
      <style:paragraph-properties fo:text-align="start"/>
      <style:text-properties fo:font-size="38pt" style:font-size-asian="38pt" style:font-size-complex="38pt"/>
    </style:style>
    <style:style style:name="T1" style:family="text">
      <style:text-properties fo:color="#262e67" loext:opacity="100%" style:font-name="ChesterSans" fo:font-size="18.2999992370605pt" fo:font-weight="bold" style:font-name-asian="ChesterSans" style:font-size-asian="18.2999992370605pt" style:font-weight-asian="bold" style:font-name-complex="ChesterSans" style:font-size-complex="18.2999992370605pt" style:font-weight-complex="bold"/>
    </style:style>
    <style:style style:name="T2" style:family="text">
      <style:text-properties fo:color="#262e67" loext:opacity="100%" style:font-name="ChesterSans" fo:font-size="38pt" fo:font-weight="bold" style:font-name-asian="ChesterSans" style:font-size-asian="38pt" style:font-weight-asian="bold" style:font-name-complex="ChesterSans" style:font-size-complex="3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3.519cm" svg:height="4.669cm" svg:x="1.727cm" svg:y="1.871cm" svg:viewBox="0 0 3520 4670" svg:d="M2371 1858c340 92 617 252 830 481s319 505 319 827c0 471-173 839-520 1104-347 267-773 400-1275 400-393 0-743-82-1053-246-309-163-534-404-672-722l849-444c125 352 416 529 876 529 253 0 451-56 592-167 142-111 212-263 212-454 0-188-70-338-212-451-141-114-339-170-592-170h-215l-381-524 990-1176h-1969v-845h3163v747z">
            <text:p/>
          </draw:path>
          <draw:path draw:style-name="gr2" draw:text-style-name="P2" draw:layer="layout" svg:width="5.446cm" svg:height="4.468cm" svg:x="5.09cm" svg:y="1.422cm" svg:viewBox="0 0 5447 4469" svg:d="M2725 4137c-1006 0-1823-742-1823-1658 0-915 817-1658 1823-1658 1004 0 1820 743 1820 1658 0 916-816 1658-1820 1658zM4757 4126c429-437 690-1015 690-1647 0-1368-1219-2479-2722-2479-1504 0-2725 1111-2725 2479 0 815 432 1538 1100 1990 1325-236 2582-314 3445-334 71-4 142-6 212-9z">
            <text:p/>
          </draw:path>
          <draw:path draw:style-name="gr1" draw:text-style-name="P1" draw:layer="layout" svg:width="1.147cm" svg:height="0.017cm" svg:x="9.694cm" svg:y="5.54cm" svg:viewBox="0 0 1148 18" svg:d="M1148 18c-303-19-616-23-934-12-72 2-142 5-214 10 73-4 142-5 212-6 581-9 936 8 936 8z">
            <text:p/>
          </draw:path>
          <draw:path draw:style-name="gr1" draw:text-style-name="P1" draw:layer="layout" svg:width="6.147cm" svg:height="1.073cm" svg:x="3.487cm" svg:y="5.556cm" svg:viewBox="0 0 6148 1074" svg:d="M2703 334c-903 161-1840 398-2703 740h435c0 0 1042-329 2452-626 983-207 2146-397 3261-448-862 21-2120 98-3445 334z">
            <text:p/>
          </draw:path>
          <draw:polygon draw:style-name="gr3" draw:text-style-name="P3" draw:layer="layout" svg:width="0.023cm" svg:height="4.265cm" svg:x="7.625cm" svg:y="1.422cm" svg:viewBox="0 0 24 4266" draw:points="0,0 0,4266 24,4266 24,0">
            <text:p/>
          </draw:polygon>
          <draw:polygon draw:style-name="gr3" draw:text-style-name="P3" draw:layer="layout" svg:width="0.023cm" svg:height="4.265cm" svg:x="7.647cm" svg:y="1.422cm" svg:viewBox="0 0 24 4266" draw:points="0,0 0,4266 24,4266 24,0">
            <text:p/>
          </draw:polygon>
          <draw:polygon draw:style-name="gr4" draw:text-style-name="P4" draw:layer="layout" svg:width="0.023cm" svg:height="4.265cm" svg:x="7.67cm" svg:y="1.422cm" svg:viewBox="0 0 24 4266" draw:points="0,0 0,4266 24,4266 24,0">
            <text:p/>
          </draw:polygon>
          <draw:polygon draw:style-name="gr5" draw:text-style-name="P5" draw:layer="layout" svg:width="0.023cm" svg:height="4.265cm" svg:x="7.693cm" svg:y="1.422cm" svg:viewBox="0 0 24 4266" draw:points="0,0 0,4266 24,4266 24,0">
            <text:p/>
          </draw:polygon>
          <draw:polygon draw:style-name="gr5" draw:text-style-name="P5" draw:layer="layout" svg:width="0.047cm" svg:height="4.265cm" svg:x="7.715cm" svg:y="1.422cm" svg:viewBox="0 0 48 4266" draw:points="0,0 0,4266 48,4266 48,0">
            <text:p/>
          </draw:polygon>
          <draw:polygon draw:style-name="gr6" draw:text-style-name="P6" draw:layer="layout" svg:width="0.046cm" svg:height="4.265cm" svg:x="7.762cm" svg:y="1.422cm" svg:viewBox="0 0 47 4266" draw:points="0,0 0,4266 47,4266 47,0">
            <text:p/>
          </draw:polygon>
          <draw:polygon draw:style-name="gr7" draw:text-style-name="P7" draw:layer="layout" svg:width="0.023cm" svg:height="4.265cm" svg:x="7.807cm" svg:y="1.422cm" svg:viewBox="0 0 24 4266" draw:points="0,0 0,4266 24,4266 24,0">
            <text:p/>
          </draw:polygon>
          <draw:polygon draw:style-name="gr8" draw:text-style-name="P8" draw:layer="layout" svg:width="0.023cm" svg:height="4.265cm" svg:x="7.83cm" svg:y="1.422cm" svg:viewBox="0 0 24 4266" draw:points="0,0 0,4266 24,4266 24,0">
            <text:p/>
          </draw:polygon>
          <draw:polygon draw:style-name="gr9" draw:text-style-name="P9" draw:layer="layout" svg:width="0.023cm" svg:height="4.265cm" svg:x="7.852cm" svg:y="1.422cm" svg:viewBox="0 0 24 4266" draw:points="0,0 0,4266 24,4266 24,0">
            <text:p/>
          </draw:polygon>
          <draw:polygon draw:style-name="gr9" draw:text-style-name="P9" draw:layer="layout" svg:width="0.023cm" svg:height="4.265cm" svg:x="7.875cm" svg:y="1.422cm" svg:viewBox="0 0 24 4266" draw:points="0,0 0,4266 24,4266 24,0">
            <text:p/>
          </draw:polygon>
          <draw:polygon draw:style-name="gr10" draw:text-style-name="P10" draw:layer="layout" svg:width="0.023cm" svg:height="4.265cm" svg:x="7.898cm" svg:y="1.422cm" svg:viewBox="0 0 24 4266" draw:points="0,0 0,4266 24,4266 24,0">
            <text:p/>
          </draw:polygon>
          <draw:polygon draw:style-name="gr11" draw:text-style-name="P11" draw:layer="layout" svg:width="0.023cm" svg:height="4.265cm" svg:x="7.92cm" svg:y="1.422cm" svg:viewBox="0 0 24 4266" draw:points="0,0 0,4266 24,4266 24,0">
            <text:p/>
          </draw:polygon>
          <draw:polygon draw:style-name="gr11" draw:text-style-name="P11" draw:layer="layout" svg:width="0.023cm" svg:height="4.265cm" svg:x="7.943cm" svg:y="1.422cm" svg:viewBox="0 0 24 4266" draw:points="0,0 0,4266 24,4266 24,0">
            <text:p/>
          </draw:polygon>
          <draw:polygon draw:style-name="gr12" draw:text-style-name="P12" draw:layer="layout" svg:width="0.023cm" svg:height="4.265cm" svg:x="7.965cm" svg:y="1.422cm" svg:viewBox="0 0 24 4266" draw:points="0,0 0,4266 24,4266 24,0">
            <text:p/>
          </draw:polygon>
          <draw:polygon draw:style-name="gr13" draw:text-style-name="P13" draw:layer="layout" svg:width="0.024cm" svg:height="4.265cm" svg:x="7.988cm" svg:y="1.422cm" svg:viewBox="0 0 25 4266" draw:points="0,0 0,4266 25,4266 25,0">
            <text:p/>
          </draw:polygon>
          <draw:polygon draw:style-name="gr14" draw:text-style-name="P14" draw:layer="layout" svg:width="0.023cm" svg:height="4.265cm" svg:x="8.012cm" svg:y="1.422cm" svg:viewBox="0 0 24 4266" draw:points="0,0 0,4266 24,4266 24,0">
            <text:p/>
          </draw:polygon>
          <draw:polygon draw:style-name="gr14" draw:text-style-name="P14" draw:layer="layout" svg:width="0.046cm" svg:height="4.265cm" svg:x="8.035cm" svg:y="1.422cm" svg:viewBox="0 0 47 4266" draw:points="0,0 0,4266 47,4266 47,0">
            <text:p/>
          </draw:polygon>
          <draw:polygon draw:style-name="gr15" draw:text-style-name="P15" draw:layer="layout" svg:width="0.023cm" svg:height="4.265cm" svg:x="8.08cm" svg:y="1.422cm" svg:viewBox="0 0 24 4266" draw:points="0,0 0,4266 24,4266 24,0">
            <text:p/>
          </draw:polygon>
          <draw:polygon draw:style-name="gr15" draw:text-style-name="P15" draw:layer="layout" svg:width="0.023cm" svg:height="4.265cm" svg:x="8.102cm" svg:y="1.422cm" svg:viewBox="0 0 24 4266" draw:points="0,0 0,4266 24,4266 24,0">
            <text:p/>
          </draw:polygon>
          <draw:polygon draw:style-name="gr16" draw:text-style-name="P16" draw:layer="layout" svg:width="0.023cm" svg:height="4.265cm" svg:x="8.125cm" svg:y="1.422cm" svg:viewBox="0 0 24 4266" draw:points="0,0 0,4266 24,4266 24,0">
            <text:p/>
          </draw:polygon>
          <draw:polygon draw:style-name="gr17" draw:text-style-name="P17" draw:layer="layout" svg:width="0.023cm" svg:height="4.265cm" svg:x="8.148cm" svg:y="1.422cm" svg:viewBox="0 0 24 4266" draw:points="0,0 0,4266 24,4266 24,0">
            <text:p/>
          </draw:polygon>
          <draw:polygon draw:style-name="gr17" draw:text-style-name="P17" draw:layer="layout" svg:width="0.023cm" svg:height="4.265cm" svg:x="8.17cm" svg:y="1.422cm" svg:viewBox="0 0 24 4266" draw:points="0,0 0,4266 24,4266 24,0">
            <text:p/>
          </draw:polygon>
          <draw:polygon draw:style-name="gr18" draw:text-style-name="P18" draw:layer="layout" svg:width="0.023cm" svg:height="4.265cm" svg:x="8.193cm" svg:y="1.422cm" svg:viewBox="0 0 24 4266" draw:points="0,0 0,4266 24,4266 24,0">
            <text:p/>
          </draw:polygon>
          <draw:polygon draw:style-name="gr19" draw:text-style-name="P19" draw:layer="layout" svg:width="0.023cm" svg:height="4.265cm" svg:x="8.215cm" svg:y="1.422cm" svg:viewBox="0 0 24 4266" draw:points="0,0 0,4266 24,4266 24,0">
            <text:p/>
          </draw:polygon>
          <draw:polygon draw:style-name="gr19" draw:text-style-name="P19" draw:layer="layout" svg:width="0.024cm" svg:height="4.265cm" svg:x="8.238cm" svg:y="1.422cm" svg:viewBox="0 0 25 4266" draw:points="0,0 0,4266 25,4266 25,0">
            <text:p/>
          </draw:polygon>
          <draw:polygon draw:style-name="gr20" draw:text-style-name="P20" draw:layer="layout" svg:width="0.023cm" svg:height="4.265cm" svg:x="8.262cm" svg:y="1.422cm" svg:viewBox="0 0 24 4266" draw:points="0,0 0,4266 24,4266 24,0">
            <text:p/>
          </draw:polygon>
          <draw:polygon draw:style-name="gr21" draw:text-style-name="P21" draw:layer="layout" svg:width="0.023cm" svg:height="4.265cm" svg:x="8.285cm" svg:y="1.422cm" svg:viewBox="0 0 24 4266" draw:points="0,0 0,4266 24,4266 24,0">
            <text:p/>
          </draw:polygon>
          <draw:polygon draw:style-name="gr22" draw:text-style-name="P22" draw:layer="layout" svg:width="0.023cm" svg:height="4.265cm" svg:x="8.307cm" svg:y="1.422cm" svg:viewBox="0 0 24 4266" draw:points="0,0 0,4266 24,4266 24,0">
            <text:p/>
          </draw:polygon>
          <draw:polygon draw:style-name="gr23" draw:text-style-name="P23" draw:layer="layout" svg:width="0.023cm" svg:height="4.265cm" svg:x="8.33cm" svg:y="1.422cm" svg:viewBox="0 0 24 4266" draw:points="0,0 0,4266 24,4266 24,0">
            <text:p/>
          </draw:polygon>
          <draw:polygon draw:style-name="gr24" draw:text-style-name="P24" draw:layer="layout" svg:width="0.023cm" svg:height="4.265cm" svg:x="8.353cm" svg:y="1.422cm" svg:viewBox="0 0 24 4266" draw:points="0,0 0,4266 24,4266 24,0">
            <text:p/>
          </draw:polygon>
          <draw:polygon draw:style-name="gr25" draw:text-style-name="P25" draw:layer="layout" svg:width="0.023cm" svg:height="4.265cm" svg:x="8.375cm" svg:y="1.422cm" svg:viewBox="0 0 24 4266" draw:points="0,0 0,4266 24,4266 24,0">
            <text:p/>
          </draw:polygon>
          <draw:polygon draw:style-name="gr25" draw:text-style-name="P25" draw:layer="layout" svg:width="0.023cm" svg:height="4.265cm" svg:x="8.398cm" svg:y="1.422cm" svg:viewBox="0 0 24 4266" draw:points="0,0 0,4266 24,4266 24,0">
            <text:p/>
          </draw:polygon>
          <draw:polygon draw:style-name="gr26" draw:text-style-name="P26" draw:layer="layout" svg:width="0.023cm" svg:height="4.265cm" svg:x="8.42cm" svg:y="1.422cm" svg:viewBox="0 0 24 4266" draw:points="0,0 0,4266 24,4266 24,0">
            <text:p/>
          </draw:polygon>
          <draw:polygon draw:style-name="gr27" draw:text-style-name="P27" draw:layer="layout" svg:width="0.023cm" svg:height="4.265cm" svg:x="8.443cm" svg:y="1.422cm" svg:viewBox="0 0 24 4266" draw:points="0,0 0,4266 24,4266 24,0">
            <text:p/>
          </draw:polygon>
          <draw:polygon draw:style-name="gr27" draw:text-style-name="P27" draw:layer="layout" svg:width="0.023cm" svg:height="4.265cm" svg:x="8.466cm" svg:y="1.422cm" svg:viewBox="0 0 24 4266" draw:points="0,0 0,4266 24,4266 24,0">
            <text:p/>
          </draw:polygon>
          <draw:polygon draw:style-name="gr28" draw:text-style-name="P28" draw:layer="layout" svg:width="0.026cm" svg:height="4.265cm" svg:x="8.488cm" svg:y="1.422cm" svg:viewBox="0 0 27 4266" draw:points="0,0 0,4266 27,4266 27,0">
            <text:p/>
          </draw:polygon>
          <draw:polygon draw:style-name="gr29" draw:text-style-name="P29" draw:layer="layout" svg:width="0.023cm" svg:height="4.265cm" svg:x="8.512cm" svg:y="1.422cm" svg:viewBox="0 0 24 4266" draw:points="0,0 0,4266 24,4266 24,0">
            <text:p/>
          </draw:polygon>
          <draw:polygon draw:style-name="gr30" draw:text-style-name="P30" draw:layer="layout" svg:width="0.023cm" svg:height="4.265cm" svg:x="8.535cm" svg:y="1.422cm" svg:viewBox="0 0 24 4266" draw:points="0,0 0,4266 24,4266 24,0">
            <text:p/>
          </draw:polygon>
          <draw:polygon draw:style-name="gr31" draw:text-style-name="P31" draw:layer="layout" svg:width="0.023cm" svg:height="4.265cm" svg:x="8.557cm" svg:y="1.422cm" svg:viewBox="0 0 24 4266" draw:points="0,0 0,4266 24,4266 24,0">
            <text:p/>
          </draw:polygon>
          <draw:polygon draw:style-name="gr32" draw:text-style-name="P32" draw:layer="layout" svg:width="0.023cm" svg:height="4.265cm" svg:x="8.58cm" svg:y="1.422cm" svg:viewBox="0 0 24 4266" draw:points="0,0 0,4266 24,4266 24,0">
            <text:p/>
          </draw:polygon>
          <draw:polygon draw:style-name="gr33" draw:text-style-name="P33" draw:layer="layout" svg:width="0.023cm" svg:height="4.265cm" svg:x="8.603cm" svg:y="1.422cm" svg:viewBox="0 0 24 4266" draw:points="0,0 0,4266 24,4266 24,0">
            <text:p/>
          </draw:polygon>
          <draw:polygon draw:style-name="gr34" draw:text-style-name="P34" draw:layer="layout" svg:width="0.023cm" svg:height="4.265cm" svg:x="8.625cm" svg:y="1.422cm" svg:viewBox="0 0 24 4266" draw:points="0,0 0,4266 24,4266 24,0">
            <text:p/>
          </draw:polygon>
          <draw:polygon draw:style-name="gr35" draw:text-style-name="P35" draw:layer="layout" svg:width="0.023cm" svg:height="4.265cm" svg:x="8.648cm" svg:y="1.422cm" svg:viewBox="0 0 24 4266" draw:points="0,0 0,4266 24,4266 24,0">
            <text:p/>
          </draw:polygon>
          <draw:polygon draw:style-name="gr36" draw:text-style-name="P36" draw:layer="layout" svg:width="0.023cm" svg:height="4.265cm" svg:x="8.67cm" svg:y="1.422cm" svg:viewBox="0 0 24 4266" draw:points="0,0 0,4266 24,4266 24,0">
            <text:p/>
          </draw:polygon>
          <draw:polygon draw:style-name="gr36" draw:text-style-name="P36" draw:layer="layout" svg:width="0.023cm" svg:height="4.265cm" svg:x="8.693cm" svg:y="1.422cm" svg:viewBox="0 0 24 4266" draw:points="0,0 0,4266 24,4266 24,0">
            <text:p/>
          </draw:polygon>
          <draw:polygon draw:style-name="gr37" draw:text-style-name="P37" draw:layer="layout" svg:width="0.024cm" svg:height="4.265cm" svg:x="8.716cm" svg:y="1.422cm" svg:viewBox="0 0 25 4266" draw:points="0,0 0,4266 25,4266 25,0">
            <text:p/>
          </draw:polygon>
          <draw:polygon draw:style-name="gr38" draw:text-style-name="P38" draw:layer="layout" svg:width="0.023cm" svg:height="4.265cm" svg:x="8.74cm" svg:y="1.422cm" svg:viewBox="0 0 24 4266" draw:points="0,0 0,4266 24,4266 24,0">
            <text:p/>
          </draw:polygon>
          <draw:polygon draw:style-name="gr38" draw:text-style-name="P38" draw:layer="layout" svg:width="0.023cm" svg:height="4.265cm" svg:x="8.762cm" svg:y="1.422cm" svg:viewBox="0 0 24 4266" draw:points="0,0 0,4266 24,4266 24,0">
            <text:p/>
          </draw:polygon>
          <draw:polygon draw:style-name="gr39" draw:text-style-name="P39" draw:layer="layout" svg:width="0.023cm" svg:height="4.265cm" svg:x="8.785cm" svg:y="1.422cm" svg:viewBox="0 0 24 4266" draw:points="0,0 0,4266 24,4266 24,0">
            <text:p/>
          </draw:polygon>
          <draw:polygon draw:style-name="gr40" draw:text-style-name="P40" draw:layer="layout" svg:width="0.023cm" svg:height="4.265cm" svg:x="8.807cm" svg:y="1.422cm" svg:viewBox="0 0 24 4266" draw:points="0,0 0,4266 24,4266 24,0">
            <text:p/>
          </draw:polygon>
          <draw:polygon draw:style-name="gr41" draw:text-style-name="P41" draw:layer="layout" svg:width="0.023cm" svg:height="4.265cm" svg:x="8.83cm" svg:y="1.422cm" svg:viewBox="0 0 24 4266" draw:points="0,0 0,4266 24,4266 24,0">
            <text:p/>
          </draw:polygon>
          <draw:polygon draw:style-name="gr42" draw:text-style-name="P42" draw:layer="layout" svg:width="0.023cm" svg:height="4.265cm" svg:x="8.853cm" svg:y="1.422cm" svg:viewBox="0 0 24 4266" draw:points="0,0 0,4266 24,4266 24,0">
            <text:p/>
          </draw:polygon>
          <draw:polygon draw:style-name="gr43" draw:text-style-name="P43" draw:layer="layout" svg:width="0.023cm" svg:height="4.265cm" svg:x="8.875cm" svg:y="1.422cm" svg:viewBox="0 0 24 4266" draw:points="0,0 0,4266 24,4266 24,0">
            <text:p/>
          </draw:polygon>
          <draw:polygon draw:style-name="gr44" draw:text-style-name="P44" draw:layer="layout" svg:width="0.046cm" svg:height="4.265cm" svg:x="8.898cm" svg:y="1.422cm" svg:viewBox="0 0 47 4266" draw:points="0,0 0,4266 47,4266 47,0">
            <text:p/>
          </draw:polygon>
          <draw:polygon draw:style-name="gr45" draw:text-style-name="P45" draw:layer="layout" svg:width="0.023cm" svg:height="4.265cm" svg:x="8.943cm" svg:y="1.422cm" svg:viewBox="0 0 24 4266" draw:points="0,0 0,4266 24,4266 24,0">
            <text:p/>
          </draw:polygon>
          <draw:polygon draw:style-name="gr46" draw:text-style-name="P46" draw:layer="layout" svg:width="0.024cm" svg:height="4.265cm" svg:x="8.966cm" svg:y="1.422cm" svg:viewBox="0 0 25 4266" draw:points="0,0 0,4266 25,4266 25,0">
            <text:p/>
          </draw:polygon>
          <draw:polygon draw:style-name="gr46" draw:text-style-name="P46" draw:layer="layout" svg:width="0.023cm" svg:height="4.265cm" svg:x="8.99cm" svg:y="1.422cm" svg:viewBox="0 0 24 4266" draw:points="0,0 0,4266 24,4266 24,0">
            <text:p/>
          </draw:polygon>
          <draw:polygon draw:style-name="gr47" draw:text-style-name="P47" draw:layer="layout" svg:width="0.023cm" svg:height="4.265cm" svg:x="9.012cm" svg:y="1.422cm" svg:viewBox="0 0 24 4266" draw:points="0,0 0,4266 24,4266 24,0">
            <text:p/>
          </draw:polygon>
          <draw:polygon draw:style-name="gr48" draw:text-style-name="P48" draw:layer="layout" svg:width="0.023cm" svg:height="4.265cm" svg:x="9.035cm" svg:y="1.422cm" svg:viewBox="0 0 24 4266" draw:points="0,0 0,4266 24,4266 24,0">
            <text:p/>
          </draw:polygon>
          <draw:polygon draw:style-name="gr49" draw:text-style-name="P49" draw:layer="layout" svg:width="0.023cm" svg:height="4.265cm" svg:x="9.058cm" svg:y="1.422cm" svg:viewBox="0 0 24 4266" draw:points="0,0 0,4266 24,4266 24,0">
            <text:p/>
          </draw:polygon>
          <draw:polygon draw:style-name="gr50" draw:text-style-name="P50" draw:layer="layout" svg:width="0.023cm" svg:height="4.265cm" svg:x="9.08cm" svg:y="1.422cm" svg:viewBox="0 0 24 4266" draw:points="0,0 0,4266 24,4266 24,0">
            <text:p/>
          </draw:polygon>
          <draw:polygon draw:style-name="gr51" draw:text-style-name="P51" draw:layer="layout" svg:width="0.023cm" svg:height="4.265cm" svg:x="9.103cm" svg:y="1.422cm" svg:viewBox="0 0 24 4266" draw:points="0,0 0,4266 24,4266 24,0">
            <text:p/>
          </draw:polygon>
          <draw:polygon draw:style-name="gr52" draw:text-style-name="P52" draw:layer="layout" svg:width="0.023cm" svg:height="4.265cm" svg:x="9.125cm" svg:y="1.422cm" svg:viewBox="0 0 24 4266" draw:points="0,0 0,4266 24,4266 24,0">
            <text:p/>
          </draw:polygon>
          <draw:polygon draw:style-name="gr53" draw:text-style-name="P53" draw:layer="layout" svg:width="0.023cm" svg:height="4.265cm" svg:x="9.148cm" svg:y="1.422cm" svg:viewBox="0 0 24 4266" draw:points="0,0 0,4266 24,4266 24,0">
            <text:p/>
          </draw:polygon>
          <draw:polygon draw:style-name="gr54" draw:text-style-name="P54" draw:layer="layout" svg:width="0.023cm" svg:height="4.265cm" svg:x="9.171cm" svg:y="1.422cm" svg:viewBox="0 0 24 4266" draw:points="0,0 0,4266 24,4266 24,0">
            <text:p/>
          </draw:polygon>
          <draw:polygon draw:style-name="gr55" draw:text-style-name="P55" draw:layer="layout" svg:width="0.023cm" svg:height="4.265cm" svg:x="9.193cm" svg:y="1.422cm" svg:viewBox="0 0 24 4266" draw:points="0,0 0,4266 24,4266 24,0">
            <text:p/>
          </draw:polygon>
          <draw:polygon draw:style-name="gr55" draw:text-style-name="P55" draw:layer="layout" svg:width="0.024cm" svg:height="4.265cm" svg:x="9.216cm" svg:y="1.422cm" svg:viewBox="0 0 25 4266" draw:points="0,0 0,4266 25,4266 25,0">
            <text:p/>
          </draw:polygon>
          <draw:polygon draw:style-name="gr56" draw:text-style-name="P56" draw:layer="layout" svg:width="0.023cm" svg:height="4.265cm" svg:x="9.24cm" svg:y="1.422cm" svg:viewBox="0 0 24 4266" draw:points="0,0 0,4266 24,4266 24,0">
            <text:p/>
          </draw:polygon>
          <draw:polygon draw:style-name="gr57" draw:text-style-name="P57" draw:layer="layout" svg:width="0.023cm" svg:height="4.265cm" svg:x="9.262cm" svg:y="1.422cm" svg:viewBox="0 0 24 4266" draw:points="0,0 0,4266 24,4266 24,0">
            <text:p/>
          </draw:polygon>
          <draw:polygon draw:style-name="gr57" draw:text-style-name="P57" draw:layer="layout" svg:width="0.023cm" svg:height="4.265cm" svg:x="9.285cm" svg:y="1.422cm" svg:viewBox="0 0 24 4266" draw:points="0,0 0,4266 24,4266 24,0">
            <text:p/>
          </draw:polygon>
          <draw:polygon draw:style-name="gr58" draw:text-style-name="P58" draw:layer="layout" svg:width="0.023cm" svg:height="4.265cm" svg:x="9.308cm" svg:y="1.422cm" svg:viewBox="0 0 24 4266" draw:points="0,0 0,4266 24,4266 24,0">
            <text:p/>
          </draw:polygon>
          <draw:polygon draw:style-name="gr58" draw:text-style-name="P58" draw:layer="layout" svg:width="0.023cm" svg:height="4.265cm" svg:x="9.33cm" svg:y="1.422cm" svg:viewBox="0 0 24 4266" draw:points="0,0 0,4266 24,4266 24,0">
            <text:p/>
          </draw:polygon>
          <draw:polygon draw:style-name="gr59" draw:text-style-name="P59" draw:layer="layout" svg:width="0.023cm" svg:height="4.265cm" svg:x="9.353cm" svg:y="1.422cm" svg:viewBox="0 0 24 4266" draw:points="0,0 0,4266 24,4266 24,0">
            <text:p/>
          </draw:polygon>
          <draw:polygon draw:style-name="gr60" draw:text-style-name="P60" draw:layer="layout" svg:width="0.023cm" svg:height="4.265cm" svg:x="9.376cm" svg:y="1.422cm" svg:viewBox="0 0 24 4266" draw:points="0,0 0,4266 24,4266 24,0">
            <text:p/>
          </draw:polygon>
          <draw:polygon draw:style-name="gr61" draw:text-style-name="P61" draw:layer="layout" svg:width="0.023cm" svg:height="4.265cm" svg:x="9.398cm" svg:y="1.422cm" svg:viewBox="0 0 24 4266" draw:points="0,0 0,4266 24,4266 24,0">
            <text:p/>
          </draw:polygon>
          <draw:polygon draw:style-name="gr62" draw:text-style-name="P62" draw:layer="layout" svg:width="0.023cm" svg:height="4.265cm" svg:x="9.421cm" svg:y="1.422cm" svg:viewBox="0 0 24 4266" draw:points="0,0 0,4266 24,4266 24,0">
            <text:p/>
          </draw:polygon>
          <draw:polygon draw:style-name="gr62" draw:text-style-name="P62" draw:layer="layout" svg:width="0.023cm" svg:height="4.265cm" svg:x="9.443cm" svg:y="1.422cm" svg:viewBox="0 0 24 4266" draw:points="0,0 0,4266 24,4266 24,0">
            <text:p/>
          </draw:polygon>
          <draw:polygon draw:style-name="gr63" draw:text-style-name="P63" draw:layer="layout" svg:width="0.024cm" svg:height="4.265cm" svg:x="9.466cm" svg:y="1.422cm" svg:viewBox="0 0 25 4266" draw:points="0,0 0,4266 25,4266 25,0">
            <text:p/>
          </draw:polygon>
          <draw:polygon draw:style-name="gr64" draw:text-style-name="P64" draw:layer="layout" svg:width="0.023cm" svg:height="4.265cm" svg:x="9.49cm" svg:y="1.422cm" svg:viewBox="0 0 24 4266" draw:points="0,0 0,4266 24,4266 24,0">
            <text:p/>
          </draw:polygon>
          <draw:polygon draw:style-name="gr64" draw:text-style-name="P64" draw:layer="layout" svg:width="0.023cm" svg:height="4.265cm" svg:x="9.513cm" svg:y="1.422cm" svg:viewBox="0 0 24 4266" draw:points="0,0 0,4266 24,4266 24,0">
            <text:p/>
          </draw:polygon>
          <draw:polygon draw:style-name="gr65" draw:text-style-name="P65" draw:layer="layout" svg:width="0.023cm" svg:height="4.265cm" svg:x="9.535cm" svg:y="1.422cm" svg:viewBox="0 0 24 4266" draw:points="0,0 0,4266 24,4266 24,0">
            <text:p/>
          </draw:polygon>
          <draw:polygon draw:style-name="gr66" draw:text-style-name="P66" draw:layer="layout" svg:width="0.023cm" svg:height="4.265cm" svg:x="9.558cm" svg:y="1.422cm" svg:viewBox="0 0 24 4266" draw:points="0,0 0,4266 24,4266 24,0">
            <text:p/>
          </draw:polygon>
          <draw:polygon draw:style-name="gr67" draw:text-style-name="P67" draw:layer="layout" svg:width="0.023cm" svg:height="4.265cm" svg:x="9.58cm" svg:y="1.422cm" svg:viewBox="0 0 24 4266" draw:points="0,0 0,4266 24,4266 24,0">
            <text:p/>
          </draw:polygon>
          <draw:polygon draw:style-name="gr68" draw:text-style-name="P68" draw:layer="layout" svg:width="0.023cm" svg:height="4.265cm" svg:x="9.603cm" svg:y="1.422cm" svg:viewBox="0 0 24 4266" draw:points="0,0 0,4266 24,4266 24,0">
            <text:p/>
          </draw:polygon>
          <draw:polygon draw:style-name="gr69" draw:text-style-name="P69" draw:layer="layout" svg:width="0.023cm" svg:height="4.265cm" svg:x="9.626cm" svg:y="1.422cm" svg:viewBox="0 0 24 4266" draw:points="0,0 0,4266 24,4266 24,0">
            <text:p/>
          </draw:polygon>
          <draw:polygon draw:style-name="gr70" draw:text-style-name="P70" draw:layer="layout" svg:width="0.023cm" svg:height="4.265cm" svg:x="9.648cm" svg:y="1.422cm" svg:viewBox="0 0 24 4266" draw:points="0,0 0,4266 24,4266 24,0">
            <text:p/>
          </draw:polygon>
          <draw:polygon draw:style-name="gr71" draw:text-style-name="P71" draw:layer="layout" svg:width="0.023cm" svg:height="4.265cm" svg:x="9.671cm" svg:y="1.422cm" svg:viewBox="0 0 24 4266" draw:points="0,0 0,4266 24,4266 24,0">
            <text:p/>
          </draw:polygon>
          <draw:polygon draw:style-name="gr72" draw:text-style-name="P72" draw:layer="layout" svg:width="0.024cm" svg:height="4.265cm" svg:x="9.694cm" svg:y="1.422cm" svg:viewBox="0 0 25 4266" draw:points="0,0 0,4266 25,4266 25,0">
            <text:p/>
          </draw:polygon>
          <draw:polygon draw:style-name="gr73" draw:text-style-name="P73" draw:layer="layout" svg:width="0.023cm" svg:height="4.265cm" svg:x="9.717cm" svg:y="1.422cm" svg:viewBox="0 0 24 4266" draw:points="0,0 0,4266 24,4266 24,0">
            <text:p/>
          </draw:polygon>
          <draw:polygon draw:style-name="gr73" draw:text-style-name="P73" draw:layer="layout" svg:width="0.023cm" svg:height="4.265cm" svg:x="9.74cm" svg:y="1.422cm" svg:viewBox="0 0 24 4266" draw:points="0,0 0,4266 24,4266 24,0">
            <text:p/>
          </draw:polygon>
          <draw:polygon draw:style-name="gr74" draw:text-style-name="P74" draw:layer="layout" svg:width="0.023cm" svg:height="4.265cm" svg:x="9.763cm" svg:y="1.422cm" svg:viewBox="0 0 24 4266" draw:points="0,0 0,4266 24,4266 24,0">
            <text:p/>
          </draw:polygon>
          <draw:polygon draw:style-name="gr75" draw:text-style-name="P75" draw:layer="layout" svg:width="0.023cm" svg:height="4.265cm" svg:x="9.785cm" svg:y="1.422cm" svg:viewBox="0 0 24 4266" draw:points="0,0 0,4266 24,4266 24,0">
            <text:p/>
          </draw:polygon>
          <draw:polygon draw:style-name="gr75" draw:text-style-name="P75" draw:layer="layout" svg:width="0.023cm" svg:height="4.265cm" svg:x="9.808cm" svg:y="1.422cm" svg:viewBox="0 0 24 4266" draw:points="0,0 0,4266 24,4266 24,0">
            <text:p/>
          </draw:polygon>
          <draw:polygon draw:style-name="gr76" draw:text-style-name="P76" draw:layer="layout" svg:width="0.023cm" svg:height="4.265cm" svg:x="9.831cm" svg:y="1.422cm" svg:viewBox="0 0 24 4266" draw:points="0,0 0,4266 24,4266 24,0">
            <text:p/>
          </draw:polygon>
          <draw:polygon draw:style-name="gr77" draw:text-style-name="P77" draw:layer="layout" svg:width="0.023cm" svg:height="4.265cm" svg:x="9.853cm" svg:y="1.422cm" svg:viewBox="0 0 24 4266" draw:points="0,0 0,4266 24,4266 24,0">
            <text:p/>
          </draw:polygon>
          <draw:polygon draw:style-name="gr78" draw:text-style-name="P78" draw:layer="layout" svg:width="0.023cm" svg:height="4.265cm" svg:x="9.876cm" svg:y="1.422cm" svg:viewBox="0 0 24 4266" draw:points="0,0 0,4266 24,4266 24,0">
            <text:p/>
          </draw:polygon>
          <draw:polygon draw:style-name="gr79" draw:text-style-name="P79" draw:layer="layout" svg:width="0.023cm" svg:height="4.265cm" svg:x="9.898cm" svg:y="1.422cm" svg:viewBox="0 0 24 4266" draw:points="0,0 0,4266 24,4266 24,0">
            <text:p/>
          </draw:polygon>
          <draw:polygon draw:style-name="gr80" draw:text-style-name="P80" draw:layer="layout" svg:width="0.023cm" svg:height="4.265cm" svg:x="9.921cm" svg:y="1.422cm" svg:viewBox="0 0 24 4266" draw:points="0,0 0,4266 24,4266 24,0">
            <text:p/>
          </draw:polygon>
          <draw:polygon draw:style-name="gr81" draw:text-style-name="P81" draw:layer="layout" svg:width="0.024cm" svg:height="4.265cm" svg:x="9.944cm" svg:y="1.422cm" svg:viewBox="0 0 25 4266" draw:points="0,0 0,4266 25,4266 25,0">
            <text:p/>
          </draw:polygon>
          <draw:polygon draw:style-name="gr82" draw:text-style-name="P82" draw:layer="layout" svg:width="0.023cm" svg:height="4.265cm" svg:x="9.968cm" svg:y="1.422cm" svg:viewBox="0 0 24 4266" draw:points="0,0 0,4266 24,4266 24,0">
            <text:p/>
          </draw:polygon>
          <draw:polygon draw:style-name="gr83" draw:text-style-name="P83" draw:layer="layout" svg:width="0.023cm" svg:height="4.265cm" svg:x="9.99cm" svg:y="1.422cm" svg:viewBox="0 0 24 4266" draw:points="0,0 0,4266 24,4266 24,0">
            <text:p/>
          </draw:polygon>
          <draw:polygon draw:style-name="gr84" draw:text-style-name="P84" draw:layer="layout" svg:width="0.023cm" svg:height="4.265cm" svg:x="10.013cm" svg:y="1.422cm" svg:viewBox="0 0 24 4266" draw:points="0,0 0,4266 24,4266 24,0">
            <text:p/>
          </draw:polygon>
          <draw:polygon draw:style-name="gr85" draw:text-style-name="P85" draw:layer="layout" svg:width="0.011cm" svg:height="4.265cm" svg:x="10.035cm" svg:y="1.422cm" svg:viewBox="0 0 12 4266" draw:points="0,0 0,4266 12,4266 12,0">
            <text:p/>
          </draw:polygon>
          <draw:polygon draw:style-name="gr86" draw:text-style-name="P86" draw:layer="layout" svg:width="0.014cm" svg:height="4.265cm" svg:x="10.046cm" svg:y="1.422cm" svg:viewBox="0 0 15 4266" draw:points="0,0 0,4266 15,4266 15,0">
            <text:p/>
          </draw:polygon>
          <draw:polygon draw:style-name="gr87" draw:text-style-name="P87" draw:layer="layout" svg:width="0.011cm" svg:height="4.265cm" svg:x="10.058cm" svg:y="1.422cm" svg:viewBox="0 0 12 4266" draw:points="0,0 0,4266 12,4266 12,0">
            <text:p/>
          </draw:polygon>
          <draw:polygon draw:style-name="gr87" draw:text-style-name="P87" draw:layer="layout" svg:width="0.012cm" svg:height="4.265cm" svg:x="10.069cm" svg:y="1.422cm" svg:viewBox="0 0 13 4266" draw:points="0,0 0,4266 13,4266 13,0">
            <text:p/>
          </draw:polygon>
          <draw:polygon draw:style-name="gr88" draw:text-style-name="P88" draw:layer="layout" svg:width="0.012cm" svg:height="4.265cm" svg:x="10.081cm" svg:y="1.422cm" svg:viewBox="0 0 13 4266" draw:points="0,0 0,4266 13,4266 13,0">
            <text:p/>
          </draw:polygon>
          <draw:polygon draw:style-name="gr89" draw:text-style-name="P89" draw:layer="layout" svg:width="0.011cm" svg:height="4.265cm" svg:x="10.093cm" svg:y="1.422cm" svg:viewBox="0 0 12 4266" draw:points="0,0 0,4266 12,4266 12,0">
            <text:p/>
          </draw:polygon>
          <draw:polygon draw:style-name="gr89" draw:text-style-name="P89" draw:layer="layout" svg:width="0.023cm" svg:height="4.265cm" svg:x="10.103cm" svg:y="1.422cm" svg:viewBox="0 0 24 4266" draw:points="0,0 0,4266 24,4266 24,0">
            <text:p/>
          </draw:polygon>
          <draw:polygon draw:style-name="gr89" draw:text-style-name="P89" draw:layer="layout" svg:width="0.046cm" svg:height="4.265cm" svg:x="10.126cm" svg:y="1.422cm" svg:viewBox="0 0 47 4266" draw:points="0,0 0,4266 47,4266 47,0">
            <text:p/>
          </draw:polygon>
          <draw:polygon draw:style-name="gr89" draw:text-style-name="P89" draw:layer="layout" svg:width="0.365cm" svg:height="4.265cm" svg:x="10.171cm" svg:y="1.422cm" svg:viewBox="0 0 366 4266" draw:points="0,0 0,4266 366,4266 366,0">
            <text:p/>
          </draw:polygon>
          <draw:frame draw:style-name="gr90" draw:text-style-name="P91" draw:layer="layout" svg:width="3.538cm" svg:height="1.103cm" svg:x="6.507cm" svg:y="3.255cm">
            <draw:text-box>
              <text:p text:style-name="P90"><text:span text:style-name="T1">YEARS </text:span></text:p>
            </draw:text-box>
          </draw:frame>
          <draw:frame draw:style-name="gr91" draw:text-style-name="P91" draw:layer="layout" svg:width="1.292cm" svg:height="1.103cm" svg:x="7.333cm" svg:y="3.963cm">
            <draw:text-box>
              <text:p text:style-name="P90"><text:span text:style-name="T1">OF</text:span></text:p>
            </draw:text-box>
          </draw:frame>
        </draw:g>
        <draw:frame draw:style-name="gr92" draw:text-style-name="P92" draw:layer="layout" svg:width="10.22cm" svg:height="2.292cm" svg:x="1.48cm" svg:y="6.645cm">
          <draw:text-box>
            <text:p text:style-name="P90"><text:span text:style-name="T2">EXCELLEN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hesterSans" svg:font-family="Chester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8T12:08:22.138000000</meta:creation-date>
    <dc:date>2023-10-18T12:57:06.048000000</dc:date>
    <meta:editing-duration>PT48M42S</meta:editing-duration>
    <meta:editing-cycles>5</meta:editing-cycles>
    <meta:generator>LibreOffice/7.5.7.1$Windows_X86_64 LibreOffice_project/47eb0cf7efbacdee9b19ae25d6752381ede23126</meta:generator>
    <meta:document-statistic meta:object-count="119"/>
  </office:meta>
</office:document-meta>
</file>